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draw:shadow="visible"/>
    </style:style>
    <style:style style:name="gr2" style:family="graphic" style:parent-style-name="standard">
      <style:graphic-properties draw:opacity="50%" draw:textarea-horizontal-align="justify" draw:textarea-vertical-align="middle" draw:auto-grow-height="false" draw:shadow="visible" draw:shadow-opacity="50%"/>
    </style:style>
    <style:style style:name="gr3" style:family="graphic" style:parent-style-name="standard">
      <style:graphic-properties draw:fill-color="#000000" draw:opacity="50%" draw:textarea-horizontal-align="center" draw:textarea-vertical-align="middle" draw:shadow="hidden" draw:shadow-opacity="50%"/>
    </style:style>
    <style:style style:name="gr4" style:family="graphic" style:parent-style-name="standard">
      <style:graphic-properties draw:textarea-horizontal-align="center" draw:textarea-vertical-align="middle" draw:auto-grow-height="false" fo:min-height="0cm" fo:min-width="0cm" draw:shadow="visible"/>
    </style:style>
    <style:style style:name="gr5" style:family="graphic" style:parent-style-name="standard">
      <style:graphic-properties draw:opacity="100%" draw:opacity-name="Transparency_20_2" draw:textarea-horizontal-align="justify" draw:textarea-vertical-align="middle" draw:auto-grow-height="false" draw:shadow="visible" draw:shadow-opacity="100%"/>
    </style:style>
    <style:style style:name="gr6" style:family="graphic" style:parent-style-name="standard">
      <style:graphic-properties draw:fill-color="#000000" draw:opacity="100%" draw:opacity-name="Transparency_20_1" draw:textarea-horizontal-align="center" draw:textarea-vertical-align="middle" draw:shadow="visible" draw:shadow-opacity="100%"/>
    </style:style>
    <style:style style:name="gr7" style:family="graphic" style:parent-style-name="standard">
      <style:graphic-properties draw:fill-color="#000000" draw:opacity="100%" draw:opacity-name="Transparency_20_3" draw:textarea-horizontal-align="center" draw:textarea-vertical-align="middle" draw:shadow="visible" draw:shadow-opacity="100%"/>
    </style:style>
    <style:style style:name="P1" style:family="paragraph">
      <style:paragraph-properties fo:text-align="center"/>
    </style:style>
  </office:automatic-styles>
  <office:body>
    <office:drawing>
      <draw:page draw:name="page1" draw:style-name="dp1" draw:master-page-name="Predeterminado">
        <draw:g>
          <draw:path draw:style-name="gr1" draw:text-style-name="P1" draw:layer="layout" svg:width="13.502cm" svg:height="15.994cm" svg:x="4.5cm" svg:y="4.505cm" svg:viewBox="0 0 13503 15995" svg:d="m0 15995c0-5333 0-10663 0-15995 4672 2282 9461 2369 13503 623 0 1693 0 3385 0 5079-4042 4575-8831 8098-13503 10293z">
            <text:p/>
          </draw:path>
          <draw:path draw:style-name="gr2" draw:text-style-name="P1" draw:layer="layout" svg:width="1.832cm" svg:height="2.041cm" svg:x="15.726cm" svg:y="6.039cm" svg:viewBox="0 0 1833 2042" svg:d="m926 83c520-201 907-32 907 435s-387 1083-907 1387-926 81-926-489 406-1132 926-1333z">
            <text:p/>
          </draw:path>
          <draw:g>
            <draw:path draw:style-name="gr3" draw:text-style-name="P1" draw:layer="layout" svg:width="0.279cm" svg:height="1.265cm" svg:x="16.289cm" svg:y="6.544cm" svg:viewBox="0 0 280 1266" svg:d="m0 1266c0-383 0-768 0-1151 94-37 186-76 280-115 0 372 0 744 0 1115-94 51-186 102-280 151z">
              <text:p/>
            </draw:path>
            <draw:path draw:style-name="gr3" draw:text-style-name="P1" draw:layer="layout" svg:width="0.276cm" svg:height="1.22cm" svg:x="16.735cm" svg:y="6.347cm" svg:viewBox="0 0 277 1221" svg:d="m0 1221c0-365 0-731 0-1096 93-41 186-83 277-125 0 355 0 710 0 1064-91 52-184 105-277 157z">
              <text:p/>
            </draw:path>
          </draw:g>
          <draw:path draw:style-name="gr4" draw:text-style-name="P1" draw:layer="layout" svg:width="3.788cm" svg:height="4.4cm" draw:transform="skewX (0.339292006587634) rotate (0.0102974425867646) translate (13.5968390218335cm 8.5342006733598cm)" svg:viewBox="0 0 3789 4401" svg:d="m1300 2161c25-2 50-6 74-10s49-8 74-12c24-6 49-12 72-18 23-8 47-15 70-20 24-9 46-19 69-27 23-9 45-18 66-28 21-12 43-22 64-32 21-12 41-24 61-36 19-13 38-27 58-39 18-14 37-28 55-42 18-16 35-29 53-45 15-17 32-33 48-48 15-18 30-35 46-52 13-19 27-36 41-54 14-19 25-38 37-58 13-18 25-38 35-58 12-20 21-41 31-60 9-21 18-43 27-64 7-22 15-45 22-66 6-22 12-44 19-66 3-24 9-47 13-70s8-46 11-69c2-24 4-48 6-71 0-25 1-49 1-73 1-24-1-50-1-73-2-24-3-49-6-75-3-24-8-49-11-74s-9-50-14-75-12-50-18-75c-7-25-14-50-22-76-8-24-16-49-25-75-10-24-19-49-29-74s-22-49-33-74c-11-24-24-48-35-73 394-103 780-203 1162-299 25 46 52 93 79 139 23 47 48 94 72 142 23 48 45 95 66 142 19 47 40 95 59 142 17 48 35 96 51 143 15 48 29 95 44 143 12 47 23 95 35 142 10 47 19 94 27 141 7 47 14 94 21 142 3 46 6 93 10 140 1 47 3 91 4 137-3 46-5 92-7 138-5 43-10 89-14 134-9 44-17 88-26 132-10 44-21 87-31 131-14 41-28 83-43 125-16 41-33 83-50 124-19 39-38 79-59 119-21 38-44 77-66 115-25 37-50 76-76 112-27 36-55 72-83 107-30 34-60 68-92 101-33 32-66 65-98 98-37 30-72 61-107 91-38 28-75 57-113 86-41 26-80 54-120 80-42 25-84 49-126 73-44 23-87 45-132 67-45 20-91 41-137 61-48 18-95 35-143 53-47 15-96 31-145 46-49 13-99 27-149 39-52 11-102 21-153 32-52 7-104 15-155 24 59 253 117 506 175 760-626-435-1239-877-1839-1325 391-568 761-1122 1105-1664 66 250 131 500 195 749z">
            <text:p/>
          </draw:path>
          <draw:path draw:style-name="gr5" draw:text-style-name="P1" draw:layer="layout" svg:width="4.999cm" svg:height="5.499cm" svg:x="7.002cm" svg:y="9cm" svg:viewBox="0 0 5000 5500" svg:d="m2500 0c1417 0 2500 1191 2500 2750s-1083 2750-2500 2750-2500-1191-2500-2750 1083-2750 2500-2750z">
            <text:p/>
          </draw:path>
          <draw:g>
            <draw:rect draw:style-name="gr6" draw:text-style-name="P1" draw:layer="layout" svg:width="0.758cm" svg:height="3.336cm" svg:x="8.517cm" svg:y="10.166cm">
              <text:p/>
            </draw:rect>
            <draw:rect draw:style-name="gr7" draw:text-style-name="P1" draw:layer="layout" svg:width="0.758cm" svg:height="3.336cm" svg:x="9.729cm" svg:y="10.166cm">
              <text:p/>
            </draw:rect>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opacity draw:name="Transparency_20_1" draw:display-name="Transparency 1" draw:style="linear" draw:start="100%" draw:end="0%" draw:angle="0" draw:border="0%"/>
    <draw:opacity draw:name="Transparency_20_2" draw:display-name="Transparency 2" draw:style="linear" draw:start="100%" draw:end="0%" draw:angle="67" draw:border="0%"/>
    <draw:opacity draw:name="Transparency_20_3" draw:display-name="Transparency 3" draw:style="linear" draw:start="100%" draw:end="0%" draw:angle="36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nuel Navarro Pérez</meta:initial-creator>
    <meta:creation-date>2014-01-22T17:32:04.09</meta:creation-date>
    <dc:date>2014-02-06T12:19:06.42</dc:date>
    <dc:creator>Manuel Navarro Pérez</dc:creator>
    <meta:editing-duration>PT21M19S</meta:editing-duration>
    <meta:editing-cycles>3</meta:editing-cycles>
    <meta:generator>OpenOffice.org/3.3$Win32 OpenOffice.org_project/330m20$Build-9567</meta:generator>
    <meta:document-statistic meta:object-count="11"/>
  </office:meta>
</office:document-meta>
</file>